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officeooo:rsid="001e11c9" officeooo:paragraph-rsid="001e11c9"/>
    </style:style>
    <style:style style:name="P3" style:family="paragraph" style:parent-style-name="Standard">
      <style:text-properties officeooo:rsid="000ecdc1" officeooo:paragraph-rsid="000ecdc1"/>
    </style:style>
    <style:style style:name="P4" style:family="paragraph" style:parent-style-name="Standard">
      <style:text-properties officeooo:rsid="000ecdc1" officeooo:paragraph-rsid="002ae8e2"/>
    </style:style>
    <style:style style:name="P5" style:family="paragraph" style:parent-style-name="Standard">
      <style:text-properties officeooo:rsid="002ae8e2" officeooo:paragraph-rsid="002ae8e2"/>
    </style:style>
    <style:style style:name="P6" style:family="paragraph" style:parent-style-name="Standard">
      <style:text-properties officeooo:rsid="002b4ec1" officeooo:paragraph-rsid="002b4ec1"/>
    </style:style>
    <style:style style:name="P7" style:family="paragraph" style:parent-style-name="Standard">
      <style:text-properties officeooo:paragraph-rsid="002ae8e2"/>
    </style:style>
    <style:style style:name="P8" style:family="paragraph" style:parent-style-name="Standard">
      <style:text-properties officeooo:rsid="002ee01c" officeooo:paragraph-rsid="002ee01c"/>
    </style:style>
    <style:style style:name="P9" style:family="paragraph" style:parent-style-name="Standard">
      <style:text-properties fo:font-weight="bold" officeooo:rsid="002ee01c" officeooo:paragraph-rsid="002ee01c" style:font-weight-asian="bold" style:font-weight-complex="bold"/>
    </style:style>
    <style:style style:name="P10" style:family="paragraph" style:parent-style-name="Standard">
      <style:text-properties officeooo:rsid="002f0428" officeooo:paragraph-rsid="002f0428"/>
    </style:style>
    <style:style style:name="P11" style:family="paragraph" style:parent-style-name="Standard">
      <style:text-properties officeooo:rsid="002f17be" officeooo:paragraph-rsid="002f17be"/>
    </style:style>
    <style:style style:name="P12" style:family="paragraph" style:parent-style-name="Standard">
      <style:text-properties officeooo:rsid="0030190c" officeooo:paragraph-rsid="0030190c"/>
    </style:style>
    <style:style style:name="P13" style:family="paragraph" style:parent-style-name="Standard">
      <style:text-properties officeooo:rsid="0031d882" officeooo:paragraph-rsid="0031d882"/>
    </style:style>
    <style:style style:name="P14" style:family="paragraph" style:parent-style-name="Standard">
      <style:text-properties style:font-name="DejaVu Sans Mono" fo:font-size="10pt" officeooo:rsid="0031d882" officeooo:paragraph-rsid="0031d882" style:font-size-asian="10pt" style:font-size-complex="10pt"/>
    </style:style>
    <style:style style:name="P15" style:family="paragraph" style:parent-style-name="Standard">
      <style:text-properties officeooo:paragraph-rsid="0031d882"/>
    </style:style>
    <style:style style:name="P16" style:family="paragraph" style:parent-style-name="Standard">
      <style:text-properties officeooo:rsid="00344734" officeooo:paragraph-rsid="00344734"/>
    </style:style>
    <style:style style:name="P17" style:family="paragraph" style:parent-style-name="Standard">
      <style:paragraph-properties fo:break-before="page"/>
      <style:text-properties officeooo:rsid="001e11c9" officeooo:paragraph-rsid="001e11c9"/>
    </style:style>
    <style:style style:name="P18" style:family="paragraph" style:parent-style-name="Standard">
      <style:paragraph-properties fo:margin-left="2.501cm" fo:margin-right="0cm" fo:text-indent="0cm" style:auto-text-indent="false"/>
      <style:text-properties officeooo:rsid="002d2c60" officeooo:paragraph-rsid="002d2c60"/>
    </style:style>
    <style:style style:name="P19" style:family="paragraph" style:parent-style-name="Preformatted_20_Text">
      <style:text-properties officeooo:paragraph-rsid="00168796"/>
    </style:style>
    <style:style style:name="P20" style:family="paragraph" style:parent-style-name="Preformatted_20_Text">
      <style:text-properties officeooo:paragraph-rsid="002ae8e2"/>
    </style:style>
    <style:style style:name="P21" style:family="paragraph" style:parent-style-name="Preformatted_20_Text">
      <style:text-properties officeooo:rsid="00338282" officeooo:paragraph-rsid="00338282"/>
    </style:style>
    <style:style style:name="P22" style:family="paragraph" style:parent-style-name="Standard">
      <style:text-properties fo:font-size="16pt" fo:font-weight="bold" officeooo:rsid="0029359d" officeooo:paragraph-rsid="001818ca" style:font-size-asian="16pt" style:font-weight-asian="bold" style:font-size-complex="16pt" style:font-weight-complex="bold"/>
    </style:style>
    <style:style style:name="P23" style:family="paragraph" style:parent-style-name="Standard" style:list-style-name="L1">
      <style:text-properties officeooo:rsid="002bbe8d" officeooo:paragraph-rsid="002bbe8d"/>
    </style:style>
    <style:style style:name="P24" style:family="paragraph" style:parent-style-name="Standard" style:list-style-name="L2">
      <style:text-properties officeooo:rsid="002c5e8b" officeooo:paragraph-rsid="002c5e8b"/>
    </style:style>
    <style:style style:name="P25" style:family="paragraph" style:parent-style-name="Standard" style:list-style-name="L3">
      <style:text-properties officeooo:paragraph-rsid="002d2c60"/>
    </style:style>
    <style:style style:name="P26" style:family="paragraph" style:parent-style-name="Standard" style:list-style-name="L3">
      <style:text-properties officeooo:rsid="002d2c60" officeooo:paragraph-rsid="002d2c60"/>
    </style:style>
    <style:style style:name="P27" style:family="paragraph" style:parent-style-name="Standard" style:list-style-name="L4">
      <style:text-properties officeooo:rsid="002f0428" officeooo:paragraph-rsid="002f0428"/>
    </style:style>
    <style:style style:name="P28" style:family="paragraph" style:parent-style-name="Standard" style:list-style-name="L5">
      <style:text-properties officeooo:rsid="002f0428" officeooo:paragraph-rsid="002f0428"/>
    </style:style>
    <style:style style:name="P29" style:family="paragraph" style:parent-style-name="Standard" style:list-style-name="L5">
      <style:text-properties officeooo:rsid="002f0428" officeooo:paragraph-rsid="00377126"/>
    </style:style>
    <style:style style:name="P30" style:family="paragraph" style:parent-style-name="Standard">
      <style:text-properties officeooo:rsid="00344734" officeooo:paragraph-rsid="00344734"/>
    </style:style>
    <style:style style:name="P31" style:family="paragraph" style:parent-style-name="Standard">
      <style:text-properties officeooo:rsid="002ee01c" officeooo:paragraph-rsid="0036fdb0"/>
    </style:style>
    <style:style style:name="P32" style:family="paragraph" style:parent-style-name="Standard">
      <style:text-properties officeooo:rsid="000ecdc1" officeooo:paragraph-rsid="002ae8e2"/>
    </style:style>
    <style:style style:name="P33" style:family="paragraph" style:parent-style-name="Standard" style:list-style-name="L5">
      <style:text-properties officeooo:rsid="003944de" officeooo:paragraph-rsid="003944de"/>
    </style:style>
    <style:style style:name="P34" style:family="paragraph" style:parent-style-name="Standard">
      <style:text-properties fo:font-weight="bold" officeooo:rsid="00377126" officeooo:paragraph-rsid="00377126" style:font-weight-asian="bold" style:font-weight-complex="bold"/>
    </style:style>
    <style:style style:name="P35" style:family="paragraph" style:parent-style-name="Standard">
      <style:paragraph-properties fo:margin-left="2.501cm" fo:margin-right="0cm" fo:text-indent="0cm" style:auto-text-indent="false"/>
      <style:text-properties fo:font-weight="bold" officeooo:rsid="002d2c60" officeooo:paragraph-rsid="002d2c60" style:font-weight-asian="bold" style:font-weight-complex="bold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officeooo:rsid="002ee01c" officeooo:paragraph-rsid="0036fdb0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officeooo:rsid="002ee01c" officeooo:paragraph-rsid="002ee01c"/>
    </style:style>
    <style:style style:name="P38" style:family="paragraph" style:parent-style-name="Heading_20_5">
      <style:text-properties officeooo:rsid="000ecdc1" officeooo:paragraph-rsid="002b4ec1"/>
    </style:style>
    <style:style style:name="P39" style:family="paragraph" style:parent-style-name="Heading_20_5">
      <style:text-properties officeooo:rsid="0011b245" officeooo:paragraph-rsid="002bbe8d"/>
    </style:style>
    <style:style style:name="P40" style:family="paragraph" style:parent-style-name="Heading_20_5">
      <style:text-properties officeooo:rsid="0011b245" officeooo:paragraph-rsid="002c5e8b"/>
    </style:style>
    <style:style style:name="P41" style:family="paragraph" style:parent-style-name="Heading_20_5">
      <style:text-properties officeooo:rsid="0011b245" officeooo:paragraph-rsid="002d2c60"/>
    </style:style>
    <style:style style:name="P42" style:family="paragraph" style:parent-style-name="Heading_20_5">
      <style:text-properties officeooo:rsid="0011b245" officeooo:paragraph-rsid="002ee01c"/>
    </style:style>
    <style:style style:name="P43" style:family="paragraph" style:parent-style-name="Heading_20_5">
      <style:text-properties officeooo:rsid="0011b245" officeooo:paragraph-rsid="002f0428"/>
    </style:style>
    <style:style style:name="P44" style:family="paragraph" style:parent-style-name="Heading_20_5">
      <style:text-properties officeooo:rsid="0011b245" officeooo:paragraph-rsid="002f17be"/>
    </style:style>
    <style:style style:name="P45" style:family="paragraph" style:parent-style-name="Heading_20_5">
      <style:text-properties officeooo:rsid="0011b245" officeooo:paragraph-rsid="0030190c"/>
    </style:style>
    <style:style style:name="P46" style:family="paragraph" style:parent-style-name="Heading_20_5">
      <style:text-properties officeooo:rsid="0011b245" officeooo:paragraph-rsid="0031d882"/>
    </style:style>
    <style:style style:name="P47" style:family="paragraph" style:parent-style-name="Heading_20_5">
      <style:text-properties officeooo:rsid="0011b245" officeooo:paragraph-rsid="00344734"/>
    </style:style>
    <style:style style:name="P48" style:family="paragraph" style:parent-style-name="Contents_20_5">
      <style:paragraph-properties>
        <style:tab-stops>
          <style:tab-stop style:position="15.406cm" style:type="right" style:leader-style="dotted" style:leader-text="."/>
        </style:tab-stops>
      </style:paragraph-properties>
    </style:style>
    <style:style style:name="T1" style:family="text">
      <style:text-properties officeooo:rsid="0022be26"/>
    </style:style>
    <style:style style:name="T2" style:family="text">
      <style:text-properties officeooo:rsid="002b4ec1"/>
    </style:style>
    <style:style style:name="T3" style:family="text">
      <style:text-properties officeooo:rsid="002bbe8d"/>
    </style:style>
    <style:style style:name="T4" style:family="text">
      <style:text-properties officeooo:rsid="002c5e8b"/>
    </style:style>
    <style:style style:name="T5" style:family="text">
      <style:text-properties officeooo:rsid="002d2c60"/>
    </style:style>
    <style:style style:name="T6" style:family="text">
      <style:text-properties officeooo:rsid="002ee01c"/>
    </style:style>
    <style:style style:name="T7" style:family="text">
      <style:text-properties officeooo:rsid="002f0428"/>
    </style:style>
    <style:style style:name="T8" style:family="text">
      <style:text-properties officeooo:rsid="002f17be"/>
    </style:style>
    <style:style style:name="T9" style:family="text">
      <style:text-properties officeooo:rsid="0030190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6fdb0" style:font-weight-asian="bold" style:font-weight-complex="bold"/>
    </style:style>
    <style:style style:name="T12" style:family="text">
      <style:text-properties fo:font-weight="bold" officeooo:rsid="00384197" style:font-weight-asian="bold" style:font-weight-complex="bold"/>
    </style:style>
    <style:style style:name="T13" style:family="text">
      <style:text-properties officeooo:rsid="0031d882"/>
    </style:style>
    <style:style style:name="T14" style:family="text">
      <style:text-properties style:font-name="DejaVu Sans Mono" fo:font-size="10pt" style:font-size-asian="10pt" style:font-size-complex="10pt"/>
    </style:style>
    <style:style style:name="T15" style:family="text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T16" style:family="text">
      <style:text-properties officeooo:rsid="00344734"/>
    </style:style>
    <style:style style:name="T17" style:family="text">
      <style:text-properties officeooo:rsid="0036fdb0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6fdb0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Oracle 12c</text:p>
      <text:p text:style-name="P3"/>
      <text:h text:style-name="P38" text:outline-level="5"><text:bookmark-start text:name="__RefHeading__263_719763948"/><text:span text:style-name="T2">What are the major changes in architecture for 12c</text:span>?<text:bookmark-end text:name="__RefHeading__263_719763948"/></text:h>
      <text:p text:style-name="P3"/>
      <text:p text:style-name="P6">From 12c <text:span text:style-name="T17">o</text:span>nward, <text:span text:style-name="T17">Oracle has </text:span><text:span text:style-name="T11">multitenant databases</text:span><text:span text:style-name="T17"> where </text:span><text:span text:style-name="T11">pluggable</text:span><text:span text:style-name="T17"> </text:span><text:span text:style-name="T11">databases</text:span><text:span text:style-name="T17"> </text:span><text:span text:style-name="T10">share</text:span> <text:span text:style-name="T17">a common database </text:span><text:span text:style-name="T11">instance</text:span><text:span text:style-name="T17">. </text:span></text:p>
      <text:p text:style-name="P6"/>
      <text:p text:style-name="P6">This multiple <text:span text:style-name="T10">databases are self contained</text:span> and <text:span text:style-name="T10">pluggable</text:span> from one <text:span text:style-name="T10">database</text:span> to another database. This is very useful methodology where database consolidation.</text:p>
      <text:p text:style-name="P6"/>
      <text:h text:style-name="P39" text:outline-level="5"><text:bookmark-start text:name="__RefHeading__265_719763948"/><text:span text:style-name="T3">What are the common concepts of multitenant database</text:span>?<text:bookmark-end text:name="__RefHeading__265_719763948"/></text:h>
      <text:p text:style-name="P3"/>
      <text:list xml:id="list1593778127" text:style-name="L1">
        <text:list-item>
          <text:p text:style-name="P23"><text:span text:style-name="T10">CDB is a container database</text:span> which is similar to a <text:span text:style-name="T4">stand-alone</text:span> database. It is called CDB$ROOT.</text:p>
        </text:list-item>
        <text:list-item>
          <text:p text:style-name="P23"><text:span text:style-name="T10">PDB$SEED is a template database</text:span> to create a databases within the CDB database.</text:p>
        </text:list-item>
        <text:list-item>
          <text:p text:style-name="P23"><text:span text:style-name="T10">PDB&lt;n&gt;</text:span> are individual <text:span text:style-name="T10">“plugable” databases </text:span>(application databases).</text:p>
        </text:list-item>
        <text:list-item>
          <text:p text:style-name="P23">The <text:span text:style-name="T10">data dictionary</text:span> between the databases <text:span text:style-name="T10">is shared</text:span> via internal links called object link and data link.</text:p>
        </text:list-item>
        <text:list-item>
          <text:p text:style-name="P23">Users between CDB and PDB are different, there will be <text:span text:style-name="T10">common users (starts with C##</text:span>) and local users.</text:p>
        </text:list-item>
        <text:list-item>
          <text:p text:style-name="P23">When the CDB starts up, the PDB will be in mount state, you must open PDBs separately.</text:p>
        </text:list-item>
      </text:list>
      <text:p text:style-name="P19"/>
      <text:h text:style-name="P40" text:outline-level="5"><text:bookmark-start text:name="__RefHeading___Toc448_2555796707"/><text:span text:style-name="T4">Methods to create Multitenant Database</text:span>?<text:bookmark-end text:name="__RefHeading___Toc448_2555796707"/></text:h>
      <text:p text:style-name="P4"/>
      <text:list xml:id="list1045762199" text:style-name="L2">
        <text:list-item>
          <text:p text:style-name="P24">Via <text:span text:style-name="T10">DBCA</text:span> when creating database there is an check box "enable container database" and then provide PDB details, this will automatically creates the CDB, PDB$SEED, PDB databases.</text:p>
        </text:list-item>
        <text:list-item>
          <text:p text:style-name="P24">Via <text:span text:style-name="T10">create database command</text:span> and keep a clause enable container database.</text:p>
        </text:list-item>
      </text:list>
      <text:p text:style-name="P7"/>
      <text:h text:style-name="P41" text:outline-level="5"><text:bookmark-start text:name="__RefHeading___Toc450_2555796707"/><text:span text:style-name="T5">How to convert a normal database to Container enabled database</text:span>?<text:bookmark-end text:name="__RefHeading___Toc450_2555796707"/></text:h>
      <text:p text:style-name="P4"/>
      <text:list xml:id="list3058776327" text:style-name="L3">
        <text:list-item>
          <text:p text:style-name="P26">Upgrade and set comptabile = 12.0.0</text:p>
        </text:list-item>
        <text:list-item>
          <text:p text:style-name="P25">O<text:span text:style-name="T5">p</text:span>en the database in readonly mode</text:p>
        </text:list-item>
        <text:list-item>
          <text:p text:style-name="P26"><text:span text:style-name="T11">Create xml file</text:span><text:span text:style-name="T17"> by e</text:span>xecut<text:span text:style-name="T17">ing</text:span> the dbms_pdb package describe procedure</text:p>
        </text:list-item>
      </text:list>
      <text:p text:style-name="P18"><text:span text:style-name="T10">exec DBMS_PDB.DESCRIBE</text:span>( pdb_descr_file =&gt; ‘/disk1/oracle/ncdb.xml’); </text:p>
      <text:list xml:id="list122331511676894" text:continue-numbering="true" text:style-name="L3">
        <text:list-item>
          <text:p text:style-name="P26">Shutdown the non-cdb database</text:p>
        </text:list-item>
        <text:list-item>
          <text:p text:style-name="P26">If in same server your CDB database contains</text:p>
        </text:list-item>
      </text:list>
      <text:p text:style-name="P18"><text:span text:style-name="T10">CREATE PLUGGABLE DATABASE</text:span> ncdb </text:p>
      <text:p text:style-name="P35">USING ‘/disk1/oracle/ncdb.xml’ </text:p>
      <text:p text:style-name="P18">COPY FILE_NAME_CONVERT = (‘/disk1/oracle/dbs/’, ‘/disk2/oracle/ncdb/’);</text:p>
      <text:list xml:id="list122332996523906" text:continue-numbering="true" text:style-name="L3">
        <text:list-item>
          <text:p text:style-name="P26"><text:span text:style-name="T10">Execute</text:span> the <text:span text:style-name="T11">convert </text:span><text:span text:style-name="T10">script</text:span></text:p>
        </text:list-item>
      </text:list>
      <text:p text:style-name="P18">@$ORACLE_HOME/rdbms/admin/<text:span text:style-name="T10">noncdb_to_pdb.sql</text:span></text:p>
      <text:list xml:id="list122331486591902" text:continue-numbering="true" text:style-name="L3">
        <text:list-item>
          <text:p text:style-name="P26">Open the read write mode new PDB</text:p>
        </text:list-item>
      </text:list>
      <text:p text:style-name="P20"/>
      <text:h text:style-name="P42" text:outline-level="5"><text:bookmark-start text:name="__RefHeading___Toc452_2555796707"/><text:span text:style-name="T6">How to create a new PDB database</text:span>?<text:bookmark-end text:name="__RefHeading___Toc452_2555796707"/></text:h>
      <text:p text:style-name="P4"/>
      <text:p text:style-name="P9">Copying</text:p>
      <text:p text:style-name="P8"><text:soft-page-break/><text:span text:style-name="T10">CREATE PLUGGABLE DATABASE</text:span> salespdb </text:p>
      <text:p text:style-name="P8">ADMIN USER salesadm IDENTIFIED BY password</text:p>
      <text:p text:style-name="P8">STORAGE (MAXSIZE 2G MAX_SHARED_TEMP_SIZE 100M) DEFAULT TABLESPACE sales <text:s text:c="7"/>DATAFILE ‘/disk1/oracle/dbs/salespdb/sales01.dbf’ SIZE 250M AUTOEXTEND ON</text:p>
      <text:p text:style-name="P8">PATH_PREFIX = ‘/disk1/oracle/dbs/salespdb/’</text:p>
      <text:p text:style-name="P8">FILE_NAME_CONVERT = (‘/disk1/oracle/dbs/pdbseed/’, ‘/disk1/oracle/dbs/salespdb/’);</text:p>
      <text:p text:style-name="P8"/>
      <text:p text:style-name="P9">Cloning</text:p>
      <text:p text:style-name="P8">CREATE PLUGGABLE DATABASE pdb2 <text:span text:style-name="T10">FROM pdb1</text:span>;</text:p>
      <text:p text:style-name="P8"/>
      <text:p text:style-name="P9">Plugging in</text:p>
      <text:p text:style-name="P8"><text:span text:style-name="T17">1.</text:span><text:span text:style-name="T11"> </text:span><text:span text:style-name="T10">Create </text:span><text:span text:style-name="T11">the</text:span><text:span text:style-name="T10"> xml</text:span> file</text:p>
      <text:p text:style-name="P31"><text:span text:style-name="T17">2. </text:span><text:span text:style-name="T11">Run the create pluggable database command</text:span><text:span text:style-name="T17">:</text:span></text:p>
      <text:p text:style-name="P36"><text:span text:style-name="T18">CREATE PLUGGABLE DATABASE </text:span>pdb<text:span text:style-name="T17">3</text:span> </text:p>
      <text:p text:style-name="P36"><text:span text:style-name="T17">USING</text:span> ‘/u01/app/oracle/oradata/pdb<text:span text:style-name="T17">3</text:span>.xml’</text:p>
      <text:p text:style-name="P37">NOCOPY TEMPFILE REUSE;</text:p>
      <text:p text:style-name="P31"><text:span text:style-name="T17">3. </text:span><text:span text:style-name="T11">Open the database</text:span></text:p>
      <text:p text:style-name="P36"><text:span text:style-name="T19">ALTER</text:span><text:span text:style-name="T18"> PLUGGABLE DATABASE</text:span> pdb<text:span text:style-name="T17">3</text:span> <text:span text:style-name="T17">OPEN</text:span>;</text:p>
      <text:p text:style-name="P20"/>
      <text:h text:style-name="P43" text:outline-level="5"><text:bookmark-start text:name="__RefHeading___Toc454_2555796707"/><text:span text:style-name="T7">How to distinguish you are in CDB or PDB</text:span>?<text:bookmark-end text:name="__RefHeading___Toc454_2555796707"/></text:h>
      <text:p text:style-name="P4"/>
      <text:p text:style-name="P10">In a container enabled databases , once the pdb is created , a service will be automatically created on same name for example pdb.</text:p>
      <text:p text:style-name="P20"/>
      <text:h text:style-name="P43" text:outline-level="5"><text:bookmark-start text:name="__RefHeading___Toc456_2555796707"/><text:span text:style-name="T7">How to connect to PDB from a CDB</text:span>?<text:bookmark-end text:name="__RefHeading___Toc456_2555796707"/></text:h>
      <text:p text:style-name="P4"/>
      <text:list xml:id="list3848020636" text:style-name="L4">
        <text:list-item>
          <text:p text:style-name="P27">Either <text:span text:style-name="T10">using TNS</text:span> Entries SQLPLUS sys/****@pdb as sysdba</text:p>
        </text:list-item>
        <text:list-item>
          <text:p text:style-name="P27">Log into cdb and then <text:span text:style-name="T10">alter session set container=pdb</text:span></text:p>
        </text:list-item>
        <text:list-item>
          <text:p text:style-name="P27">EZconnect method sqlplus</text:p>
        </text:list-item>
      </text:list>
      <text:p text:style-name="P7"/>
      <text:h text:style-name="P43" text:outline-level="5"><text:bookmark-start text:name="__RefHeading___Toc458_2555796707"/><text:span text:style-name="T7">How about the datafiles system, sysaux , undo, redo etc, are they shared?</text:span><text:bookmark-end text:name="__RefHeading___Toc458_2555796707"/></text:h>
      <text:p text:style-name="P4"/>
      <text:p text:style-name="P34">Shared</text:p>
      <text:list xml:id="list2731155478" text:style-name="L5">
        <text:list-item>
          <text:p text:style-name="P28"><text:span text:style-name="T10">SGA</text:span> is shared across all databases</text:p>
        </text:list-item>
        <text:list-item>
          <text:p text:style-name="P28"><text:span text:style-name="T10">Background process</text:span> are shared across all databases.</text:p>
        </text:list-item>
        <text:list-item>
          <text:p text:style-name="P29"><text:span text:style-name="T10">Undo</text:span> and <text:span text:style-name="T10">redo</text:span> files are only one set across a container.</text:p>
          <text:p text:style-name="P29"/>
        </text:list-item>
      </text:list>
      <text:p text:style-name="P34">Non-Shared</text:p>
      <text:list xml:id="list122332063108925" text:continue-numbering="true" text:style-name="L5">
        <text:list-item>
          <text:p text:style-name="P29"><text:span text:style-name="T10">Datafiles</text:span> are individual to each database for CDB and each PDB.</text:p>
        </text:list-item>
        <text:list-item>
          <text:p text:style-name="P33"><text:span text:style-name="T10">System and sysaux tablespaces</text:span> are individual ot each database (CDB and PDB).</text:p>
          <text:p text:style-name="P33"/>
        </text:list-item>
      </text:list>
      <text:p text:style-name="P34">Shared or Non-Shared</text:p>
      <text:list xml:id="list122331546061842" text:continue-numbering="true" text:style-name="L5">
        <text:list-item>
          <text:p text:style-name="P29"><text:span text:style-name="T10">Tempfiles</text:span> can be created in each database or share one across all databases</text:p>
          <text:p text:style-name="P29"/>
        </text:list-item>
      </text:list>
      <text:h text:style-name="P44" text:outline-level="5"><text:bookmark-start text:name="__RefHeading___Toc460_2555796707"/><text:span text:style-name="T8">As you said, if SGA and background process are shared, is there any performance impact</text:span>?<text:bookmark-end text:name="__RefHeading___Toc460_2555796707"/></text:h>
      <text:p text:style-name="P4"/>
      <text:p text:style-name="P11">Ideally this architecture is <text:span text:style-name="T10">used for database consolidation </text:span>projects and where <text:span text:style-name="T10">small databases</text:span> are <text:soft-page-break/>shared in a single database host. It is <text:span text:style-name="T10">not ideal for high critical applications</text:span> running on huge databases. This leverages the reduction in licensing cost and also resource utilization effectively.</text:p>
      <text:p text:style-name="P7"/>
      <text:h text:style-name="P45" text:outline-level="5"><text:bookmark-start text:name="__RefHeading___Toc462_2555796707"/><text:span text:style-name="T9">How does the data dictionary work to manage multiple database, for example if I used PDB1 to select a query from emp</text:span>?<text:bookmark-end text:name="__RefHeading___Toc462_2555796707"/></text:h>
      <text:p text:style-name="P4"/>
      <text:p text:style-name="P12">Oracle filters the data with <text:span text:style-name="T12">CON_ID</text:span>, which is a container_id for each database in the instance and produce the results, the rest of the process is same. </text:p>
      <text:p text:style-name="P5"/>
      <text:p text:style-name="P21">select username from dba_users where con_id=3;</text:p>
      <text:p text:style-name="P21"/>
      <text:h text:style-name="P46" text:outline-level="5"><text:bookmark-start text:name="__RefHeading___Toc464_2555796707"/><text:span text:style-name="T13">How about creating a user</text:span>?<text:bookmark-end text:name="__RefHeading___Toc464_2555796707"/></text:h>
      <text:p text:style-name="P4"/>
      <text:p text:style-name="P13">Normally you will use create user username identified by password, however this does not work any more. When you want to create a common user across all databases for example, backupadmin, you must use C## as prefix:</text:p>
      <text:p text:style-name="P13"/>
      <text:p text:style-name="P13"><text:span text:style-name="T14">create user </text:span><text:span text:style-name="T15">c##username</text:span><text:span text:style-name="T14"> identified by password;</text:span> </text:p>
      <text:p text:style-name="P13"><text:tab/>will create <text:span text:style-name="T10">common user</text:span> across all databases</text:p>
      <text:p text:style-name="P13"/>
      <text:p text:style-name="P13"><text:span text:style-name="T14">create user </text:span><text:span text:style-name="T15">c##username</text:span><text:span text:style-name="T14"> identified by password </text:span><text:span text:style-name="T15">container=current</text:span><text:span text:style-name="T14">;</text:span> </text:p>
      <text:p text:style-name="P13"><text:tab/>will create <text:span text:style-name="T10">common user only </text:span><text:span text:style-name="T12">in</text:span><text:span text:style-name="T10"> current container</text:span></text:p>
      <text:p text:style-name="P13"/>
      <text:p text:style-name="P14">create user username identified by password container=all; </text:p>
      <text:p text:style-name="P13"><text:tab/><text:span text:style-name="T10">does not work</text:span> since the username does not contain c## prefix</text:p>
      <text:p text:style-name="P15"/>
      <text:h text:style-name="P47" text:outline-level="5"><text:bookmark-start text:name="__RefHeading___Toc466_2555796707"/><text:span text:style-name="T16">So then, how to take a backup in Multitenant database? Shall i Take backup in rman does it take backup of all databases</text:span>?<text:bookmark-end text:name="__RefHeading___Toc466_2555796707"/></text:h>
      <text:p text:style-name="P4"/>
      <text:p text:style-name="P16">Yes, if you use <text:span text:style-name="T10">backup database</text:span> this will take a backup of all databases.</text:p>
      <text:p text:style-name="P16">To take the backup of only one particular database, use <text:span text:style-name="T10">backup pluggable database</text:span>.</text:p>
      <text:p text:style-name="P16"/>
      <text:p text:style-name="P16">Note: Archivelog backups will not be taken using pluggable database backup.</text:p>
      <text:p text:style-name="P16"/>
      <text:p text:style-name="P16"/>
      <text:p text:style-name="P1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8"><text:a xlink:type="simple" xlink:href="#__RefHeading__263_719763948" text:style-name="Index_20_Link" text:visited-style-name="Index_20_Link">1. What are the major changes in architecture for 12c?<text:tab/>1</text:a></text:p>
          <text:p text:style-name="P48"><text:a xlink:type="simple" xlink:href="#__RefHeading__265_719763948" text:style-name="Index_20_Link" text:visited-style-name="Index_20_Link">2. What are the common concepts of multitenant database?<text:tab/>1</text:a></text:p>
          <text:p text:style-name="P48"><text:a xlink:type="simple" xlink:href="#__RefHeading___Toc448_2555796707" text:style-name="Index_20_Link" text:visited-style-name="Index_20_Link">3. Methods to create Multitenant Database?<text:tab/>1</text:a></text:p>
          <text:p text:style-name="P48"><text:a xlink:type="simple" xlink:href="#__RefHeading___Toc450_2555796707" text:style-name="Index_20_Link" text:visited-style-name="Index_20_Link">4. How to convert a normal database to Container enabled database?<text:tab/>1</text:a></text:p>
          <text:p text:style-name="P48"><text:a xlink:type="simple" xlink:href="#__RefHeading___Toc452_2555796707" text:style-name="Index_20_Link" text:visited-style-name="Index_20_Link">5. How to create a new PDB database?<text:tab/>1</text:a></text:p>
          <text:p text:style-name="P48"><text:a xlink:type="simple" xlink:href="#__RefHeading___Toc454_2555796707" text:style-name="Index_20_Link" text:visited-style-name="Index_20_Link">6. How to distinguish you are in CDB or PDB?<text:tab/>2</text:a></text:p>
          <text:p text:style-name="P48"><text:a xlink:type="simple" xlink:href="#__RefHeading___Toc456_2555796707" text:style-name="Index_20_Link" text:visited-style-name="Index_20_Link">7. How to connect to PDB from a CDB?<text:tab/>2</text:a></text:p>
          <text:p text:style-name="P48"><text:a xlink:type="simple" xlink:href="#__RefHeading___Toc458_2555796707" text:style-name="Index_20_Link" text:visited-style-name="Index_20_Link">8. How about the datafiles system, sysaux , undo, redo etc, are they shared?<text:tab/>2</text:a></text:p>
          <text:p text:style-name="P48"><text:a xlink:type="simple" xlink:href="#__RefHeading___Toc460_2555796707" text:style-name="Index_20_Link" text:visited-style-name="Index_20_Link">9. As you said, if SGA and background process are shared, is there any performance impact?<text:tab/>2</text:a></text:p>
          <text:p text:style-name="P48"><text:a xlink:type="simple" xlink:href="#__RefHeading___Toc462_2555796707" text:style-name="Index_20_Link" text:visited-style-name="Index_20_Link">10. How does the data dictionary work to manage multiple database, for example if I used PDB1 to select a query from emp?<text:tab/>3</text:a></text:p>
          <text:p text:style-name="P48"><text:a xlink:type="simple" xlink:href="#__RefHeading___Toc464_2555796707" text:style-name="Index_20_Link" text:visited-style-name="Index_20_Link">11. How about creating a user?<text:tab/>3</text:a></text:p>
          <text:p text:style-name="P48"><text:a xlink:type="simple" xlink:href="#__RefHeading___Toc466_2555796707" text:style-name="Index_20_Link" text:visited-style-name="Index_20_Link">12. So then, how to take a backup in Multitenant database? Shall i Take backup in rman does it take backup of all databases?<text:tab/>3</text:a></text:p>
        </text:index-body>
      </text:table-of-conten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22be26"/>
    </style:style>
    <style:page-layout style:name="Mpm1">
      <style:page-layout-properties fo:page-width="21.001cm" fo:page-height="29.7cm" style:num-format="1" style:print-orientation="portrait" fo:margin-top="1.6cm" fo:margin-bottom="1.6cm" fo:margin-left="1.799cm" fo:margin-right="1.7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-- Oracle 12c ---<text:tab/><text:tab/>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do </meta:initial-creator>
    <meta:creation-date>2014-12-07T08:55:23.547408200</meta:creation-date>
    <dc:date>2018-03-21T12:23:31.020440118</dc:date>
    <meta:editing-duration>PT6H29M25S</meta:editing-duration>
    <meta:editing-cycles>50</meta:editing-cycles>
    <meta:generator>LibreOffice/5.3.1.2$Linux_X86_64 LibreOffice_project/30m0$Build-2</meta:generator>
    <meta:document-statistic meta:table-count="0" meta:image-count="0" meta:object-count="0" meta:page-count="4" meta:paragraph-count="94" meta:word-count="944" meta:character-count="5763" meta:non-whitespace-character-count="4928"/>
  </office:meta>
</office:document-meta>
</file>